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6pt" fo:language="da" fo:country="DK" fo:font-style="normal" style:font-style-asian="normal" style:font-style-complex="normal"/>
    </style:style>
    <style:style style:name="P5"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fo:text-indent="0cm" style:auto-text-indent="false"/>
      <style:text-properties style:font-name="Times New Roman" fo:font-size="16pt" fo:language="da" fo:country="DK" fo:font-style="italic" fo:font-weight="bold" style:font-size-asian="16pt" style:font-style-asian="italic" style:font-weight-asian="bold" style:font-size-complex="16pt" style:font-style-complex="italic" style:font-weight-complex="bold"/>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8" style:family="paragraph" style:parent-style-name="Text_20_body">
      <style:paragraph-properties fo:margin-left="0cm" fo:margin-right="0cm" fo:margin-top="0cm" fo:margin-bottom="0cm" fo:text-indent="0cm" style:auto-text-indent="false" fo:break-before="page"/>
      <style:text-properties style:font-name="Times New Roman" fo:font-size="16pt" fo:language="da" fo:country="DK" fo:font-style="italic" fo:font-weight="bold" style:font-size-asian="16pt" style:font-style-asian="italic" style:font-weight-asian="bold" style:font-size-complex="16pt" style:font-style-complex="italic" style:font-weight-complex="bold"/>
    </style:style>
    <style:style style:name="P9"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11"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12" style:family="paragraph" style:parent-style-name="Standard">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3" style:family="paragraph" style:parent-style-name="Heading_20_1">
      <style:paragraph-properties fo:break-before="page"/>
    </style:style>
    <style:style style:name="P14" style:family="paragraph" style:parent-style-name="Standard">
      <style:text-properties fo:language="da" fo:country="DK" fo:font-style="normal" style:font-style-asian="normal" style:font-style-complex="normal"/>
    </style:style>
    <style:style style:name="P15"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6"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18"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bold" style:font-size-asian="16pt" style:font-weight-asian="bold" style:font-size-complex="16pt" style:font-weight-complex="bold"/>
    </style:style>
    <style:style style:name="T2" style:family="text">
      <style:text-properties style:text-underline-style="solid" style:text-underline-width="auto" style:text-underline-color="font-color" fo:background-color="#ffff00"/>
    </style:style>
    <style:style style:name="T3" style:family="text">
      <style:text-properties fo:background-color="transparen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8000"/>
    </style:style>
    <style:style style:name="T7" style:family="text">
      <style:text-properties fo:color="#0047ff"/>
    </style:style>
    <style:style style:name="T8" style:family="text">
      <style:text-properties fo:color="#ff6633"/>
    </style:style>
    <style:style style:name="T9" style:family="text">
      <style:text-properties fo:color="#0000ff"/>
    </style:style>
    <style:style style:name="T10" style:family="text">
      <style:text-properties style:font-name="Times New Roman" fo:font-size="16pt" style:font-size-asian="16pt" style:font-size-complex="16pt"/>
    </style:style>
    <style:style style:name="T11" style:family="text">
      <style:text-properties fo:font-size="16pt" style:font-size-asian="16pt" style:font-size-complex="16pt"/>
    </style:style>
    <style:style style:name="T12" style:family="text">
      <style:text-properties fo:language="da" fo:country="DK"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2" style:family="graphic" style:parent-style-name="Frame">
      <style:graphic-properties style:run-through="foreground"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Plot rapport</text:p>
      <text:p text:style-name="Standard">Vi undskylder meget hvis dokumentet til tider kan virker mere eller mindre ulæseligt, pga. af forholdsvis mærkelig terminologi, mange af termerne er direkte oversat fra engelsk og det lyder ikke altid godt på dansk.</text:p>
      <text:h text:style-name="Heading_20_1" text:outline-level="1">MediaWiki Integration</text:h>
      <text:p text:style-name="P2">Følgende afsnit handler om hvordan vi har integreret WikiPlot i MediaWiki.</text:p>
      <text:h text:style-name="Heading_20_2" text:outline-level="2">MediaWiki</text:h>
      <text:p text:style-name="P3">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3">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3"><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3">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3"><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3"/>
      <text:p text:style-name="P4"><text:span text:style-name="T1">WikiPlot class'er</text:span></text:p>
      <text:p text:style-name="P5">I dette afsnit vil vi kort beskrive de class'er, som vi har skrivet for WikiPlot. Vi vil dog understrege at beskrivelserne er ikke omfattende, og at der skal derfor henvises til kildekoden/dokumentaionen for en omfattende forståelse af disse class'er.</text:p>
      <text:p text:style-name="P6"/>
      <text:p text:style-name="P6">Plot.class.php</text:p>
      <text:p text:style-name="P7">Denne fil indeholder Plot class'en, som tegner graf(er) og <text:span text:style-name="T2">genererer</text:span><text:span text:style-name="T3"> </text:span>hermed det billede, som skal vises til brugen. Desuden inkluderer filen to andre filer, som Plot class'en er afhængig af, nemlig 'evalmath.class.php' og 'graph.plot.class.php'. </text:p>
      <text:p text:style-name="P7"><text:tab/>Class'en Plot består af 16 variabler og 17 funktioner. Disse variabler og funktioner i samspil med hinanden og selvfølgelig class'ene evalmath og graph <text:span text:style-name="T2">genererer</text:span> et billede, som består af en (x,y) koordinate, gitter på henholdsvis x- og y-koordinate, tekst på billedet og selvfølgelig en eller flere grafer.</text:p>
      <text:p text:style-name="P7"><text:tab/>For at se nærmere på classen og dens variabler og funktioner, henviser vi til classens kildekoder, som er grundig dokumenteret eller vores projektdokumentation, som giver en hurtig overblik.</text:p>
      <text:p text:style-name="P7"/>
      <text:p text:style-name="P6"/>
      <text:p text:style-name="P8">XML.class.php</text:p>
      <text:p text:style-name="P9">Denne fil indeholder XMLParser class'en, som analyserer XML<text:note text:id="ftn1" text:note-class="footnote"><text:note-citation>1</text:note-citation><text:note-body><text:p text:style-name="Footnote">XML = E<text:span text:style-name="T4">X</text:span>tensible <text:span text:style-name="T4">M</text:span>arkup <text:span text:style-name="T4">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9"><draw:frame draw:style-name="fr1" draw:name="Frame1" text:anchor-type="paragraph" svg:width="14.623cm" draw:z-index="0"><draw:text-box fo:min-height="4.697cm"><text:p text:style-name="P9"><text:tab/><text:span text:style-name="T5">CODE:</text:span></text:p><text:p text:style-name="P10">&lt;?php</text:p><text:p text:style-name="P10">$xml_data = <text:span text:style-name="T6">"&lt;root&gt; </text:span></text:p><text:p text:style-name="P11"><text:s text:c="7"/><text:tab/><text:tab/>&lt;graph color='234,234,233' label='string'&gt;x^2+5&lt;/graph&gt;<text:tab/></text:p><text:p text:style-name="P11"><text:s text:c="7"/><text:tab/><text:tab/>&lt;tag name='tag'&gt;This tag&lt;/tag&gt;</text:p><text:p text:style-name="P11"><text:s text:c="7"/><text:tab/><text:tab/>&lt;graph&gt;x^2+5&lt;/graph&gt;</text:p><text:p text:style-name="P10"><text:span text:style-name="T6"><text:s text:c="7"/><text:tab/> <text:s text:c="9"/>&lt;/root&gt;"</text:span>;</text:p><text:p text:style-name="P10"/><text:p text:style-name="P10">$xml = <text:span text:style-name="T7">new</text:span> XMLParser($xml_data); <text:s text:c="2"/><text:span text:style-name="T8">//opret en XMLParser objekt!</text:span></text:p><text:p text:style-name="P10"><text:span text:style-name="T9">print_r</text:span>($xml-&gt;CreateInputArray()); <text:s text:c="2"/><text:span text:style-name="T8">//få fat i analyseret data og udskriv</text:span></text:p><text:p text:style-name="P10">?&gt;</text:p></draw:text-box></draw:frame></text:p>
      <text:p text:style-name="P9"/>
      <text:p text:style-name="P9"/>
      <text:p text:style-name="P9"/>
      <text:p text:style-name="P9"/>
      <text:p text:style-name="P9"/>
      <text:p text:style-name="P9"/>
      <text:p text:style-name="P9"/>
      <text:p text:style-name="P9"/>
      <text:p text:style-name="P9"/>
      <text:p text:style-name="P9"><draw:frame draw:style-name="fr2" draw:name="Frame2" text:anchor-type="paragraph" svg:x="1.311cm" svg:y="0.836cm" svg:width="14.422cm" draw:z-index="1"><draw:text-box fo:min-height="7.772cm"><text:p text:style-name="P9"><text:tab/><text:span text:style-name="T5">OUTPUT:</text:span></text:p><text:p text:style-name="P10">Array</text:p><text:p text:style-name="P10"><text:s/>(</text:p><text:p text:style-name="P10"><text:s text:c="4"/>[0] =&gt; Array</text:p><text:p text:style-name="P10"><text:s text:c="8"/>(</text:p><text:p text:style-name="P10"><text:s text:c="12"/>[0] =&gt; Array</text:p><text:p text:style-name="P10"><text:s text:c="16"/>(</text:p><text:p text:style-name="P10"><text:s text:c="20"/>[color] =&gt; 234,234,233</text:p><text:p text:style-name="P10"><text:s text:c="20"/>[label] =&gt; string</text:p><text:p text:style-name="P10"><text:s text:c="16"/>)</text:p><text:p text:style-name="P10"><text:s text:c="12"/>[1] =&gt; x^2+5</text:p><text:p text:style-name="P10"><text:s text:c="8"/>)</text:p><text:p text:style-name="P10"><text:s text:c="4"/>[1] =&gt; Array</text:p><text:p text:style-name="P10"><text:s text:c="8"/>(</text:p><text:p text:style-name="P10"><text:s text:c="12"/>[0] =&gt; x^2+5</text:p><text:p text:style-name="P10"><text:s text:c="8"/>)</text:p><text:p text:style-name="P10"><text:s/>)</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P12"/>
      <text:p text:style-name="P12"/>
      <text:h text:style-name="P13" text:outline-level="1"/>
      <text:h text:style-name="P13" text:outline-level="1">Cache versus on-the-fly plotting</text:h>
      <text:p text:style-name="P2">I dette afsnit vil vi kort diskutere de argumenter der ligger bag vores beslutning om at benytte en cache.</text:p>
      <text:p text:style-name="P2"/>
      <text:p text:style-name="P3">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14"><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14"><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14"><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P14"><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p>
      <text:p text:style-name="P14"/>
      <text:p text:style-name="P15"><text:span text:style-name="T10">Vores udviklingsværktøjer/ miljø</text:span></text:p>
      <text:p text:style-name="P16">I dette afsnit vil vi kort fortælle om de værktøjer og udviklingsmiljø, som vi har brug for at udvikler WikiPlot.</text:p>
      <text:p text:style-name="P16"/>
      <text:p text:style-name="P17">PhpDoc</text:p>
      <text:p text:style-name="P17"/>
      <text:p text:style-name="P17">Google code</text:p>
      <text:p text:style-name="P17"/>
      <text:p text:style-name="P18"><text:span text:style-name="T10">Zend</text:span><text:note text:id="ftn2"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11"> Development Environment</text:span> </text:p>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Standard"><text:span text:style-name="T12"><text:tab/>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p... Jensen).</meta:initial-creator>
    <meta:creation-date>2006-10-09T16:48:07</meta:creation-date>
    <dc:creator>Ismail Faizi</dc:creator>
    <dc:date>2006-10-09T23:48:52</dc:date>
    <dc:language>da-DK</dc:language>
    <meta:editing-cycles>6</meta:editing-cycles>
    <meta:editing-duration>PT1H39M1S</meta:editing-duration>
    <meta:user-defined meta:name="Info 1"/>
    <meta:user-defined meta:name="Info 2"/>
    <meta:user-defined meta:name="Info 3"/>
    <meta:user-defined meta:name="Info 4"/>
    <meta:document-statistic meta:table-count="0" meta:image-count="0" meta:object-count="0" meta:page-count="6" meta:paragraph-count="65" meta:word-count="1537" meta:character-count="9839"/>
  </office:meta>
</office:document-meta>
</file>